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style:font-name="Times New Roman" officeooo:rsid="001e2743" officeooo:paragraph-rsid="00033718"/>
    </style:style>
    <style:style style:name="P2" style:family="paragraph" style:parent-style-name="Text_20_body" style:list-style-name="L1">
      <style:text-properties style:font-name="Times New Roman" officeooo:rsid="000bd730" officeooo:paragraph-rsid="000bd730"/>
    </style:style>
    <style:style style:name="P3" style:family="paragraph" style:parent-style-name="Text_20_body" style:list-style-name="L1">
      <style:text-properties style:font-name="Times New Roman" officeooo:rsid="000c9469" officeooo:paragraph-rsid="000c9469"/>
    </style:style>
    <style:style style:name="P4" style:family="paragraph" style:parent-style-name="Text_20_body" style:list-style-name="L1">
      <style:text-properties style:font-name="Times New Roman" officeooo:rsid="000caf24" officeooo:paragraph-rsid="000caf24"/>
    </style:style>
    <style:style style:name="P5" style:family="paragraph" style:parent-style-name="Text_20_body" style:list-style-name="L1">
      <style:text-properties style:font-name="Times New Roman" officeooo:rsid="000f1742" officeooo:paragraph-rsid="000f1742"/>
    </style:style>
    <style:style style:name="P6" style:family="paragraph" style:parent-style-name="Text_20_body" style:list-style-name="L1">
      <style:text-properties style:font-name="Times New Roman" officeooo:rsid="000fbdf5" officeooo:paragraph-rsid="000fbdf5"/>
    </style:style>
    <style:style style:name="P7" style:family="paragraph" style:parent-style-name="Text_20_body" style:list-style-name="L1">
      <style:text-properties style:font-name="Times New Roman" officeooo:rsid="0010be94" officeooo:paragraph-rsid="0010be94"/>
    </style:style>
    <style:style style:name="P8" style:family="paragraph" style:parent-style-name="Text_20_body" style:list-style-name="L1">
      <style:text-properties style:font-name="Times New Roman" officeooo:rsid="0010dc54" officeooo:paragraph-rsid="0010dc54"/>
    </style:style>
    <style:style style:name="P9" style:family="paragraph" style:parent-style-name="Text_20_body" style:list-style-name="L1">
      <style:text-properties style:font-name="Times New Roman" officeooo:rsid="0010dc54" officeooo:paragraph-rsid="000bd730"/>
    </style:style>
    <style:style style:name="T1" style:family="text">
      <style:text-properties officeooo:rsid="00217f2f"/>
    </style:style>
    <style:style style:name="T2" style:family="text">
      <style:text-properties officeooo:rsid="000b46c0"/>
    </style:style>
    <style:style style:name="T3" style:family="text">
      <style:text-properties officeooo:rsid="0011a8f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<text:span text:style-name="T3">15</text:span><text:span text:style-name="T1">: </text:span><text:span text:style-name="T3">Poverty</text:span></text:p>
      <text:list xml:id="list3217568349" text:style-name="L1"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6:13:19.186154445</meta:creation-date>
    <dc:date>2022-04-28T15:40:29.986088686</dc:date>
    <meta:editing-duration>P1DT44M17S</meta:editing-duration>
    <meta:editing-cycles>8</meta:editing-cycles>
    <meta:generator>LibreOffice/7.2.6.2$Linux_X86_64 LibreOffice_project/20$Build-2</meta:generator>
    <meta:document-statistic meta:table-count="0" meta:image-count="0" meta:object-count="0" meta:page-count="1" meta:paragraph-count="2" meta:word-count="4" meta:character-count="20" meta:non-whitespace-character-count="18"/>
  </office:meta>
</office:document-meta>
</file>